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right" draw:textarea-vertical-align="middle" draw:fit-to-contour="false" fo:padding-top="0cm" fo:padding-bottom="0cm" fo:padding-left="0cm" fo:padding-right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7.687cm" svg:height="0.963cm" svg:x="6.657cm" svg:y="1.5cm">
          <draw:text-box>
            <text:p text:style-name="P1">Turn processing in v0.3.1</text:p>
          </draw:text-box>
        </draw:frame>
        <draw:custom-shape draw:style-name="gr2" draw:text-style-name="P1" draw:id="id1" draw:layer="layout" svg:width="4cm" svg:height="1.5cm" svg:x="8.5cm" svg:y="4.8cm">
          <text:p text:style-name="P1">Player's turn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1" draw:layer="layout" svg:x1="10.5cm" svg:y1="3.3cm" svg:x2="10.5cm" svg:y2="4.8cm">
          <text:p/>
        </draw:line>
        <draw:custom-shape draw:style-name="gr2" draw:text-style-name="P1" draw:id="id2" draw:layer="layout" svg:width="4.5cm" svg:height="2.5cm" svg:x="8.25cm" svg:y="7.3cm">
          <text:p text:style-name="P1">Is last player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10.5cm" svg:y1="6.3cm" svg:x2="10.5cm" svg:y2="7.3cm" draw:start-shape="id1" draw:start-glue-point="6" draw:end-shape="id2" draw:end-glue-point="4" svg:d="m10500 6300v1000">
          <text:p/>
        </draw:connector>
        <draw:connector draw:style-name="gr4" draw:text-style-name="P1" draw:layer="layout" svg:x1="12.75cm" svg:y1="8.55cm" svg:x2="12.5cm" svg:y2="5.55cm" draw:start-shape="id2" draw:start-glue-point="7" draw:end-shape="id1" draw:end-glue-point="7" svg:d="m12750 8550h502v-3000h-752">
          <text:p text:style-name="P1">No</text:p>
        </draw:connector>
        <draw:custom-shape draw:style-name="gr2" draw:text-style-name="P1" draw:id="id3" draw:layer="layout" svg:width="4cm" svg:height="1.5cm" svg:x="8.5cm" svg:y="11cm">
          <text:p text:style-name="P1">Prepare</text:p>
          <text:p text:style-name="P1">players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5" draw:text-style-name="P1" draw:layer="layout" svg:x1="10.5cm" svg:y1="9.8cm" svg:x2="10.5cm" svg:y2="11cm" draw:start-shape="id2" draw:start-glue-point="6" draw:end-shape="id3" draw:end-glue-point="4" svg:d="m10500 9800v1200">
          <text:p text:style-name="P1">Yes</text:p>
        </draw:connector>
        <draw:custom-shape draw:style-name="gr2" draw:text-style-name="P1" draw:id="id5" draw:layer="layout" svg:width="5.5cm" svg:height="1cm" svg:x="14.5cm" svg:y="10cm">
          <text:p text:style-name="P1">Clear sitre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4" draw:layer="layout" svg:width="5.5cm" svg:height="1.5cm" svg:x="14.5cm" svg:y="11.5cm">
          <text:p text:style-name="P1">Calculate research</text:p>
          <text:p text:style-name="P1">point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4.5cm" svg:y1="12.25cm" svg:x2="12.5cm" svg:y2="11.75cm" draw:start-shape="id4" draw:start-glue-point="5" draw:end-shape="id3" draw:end-glue-point="7" svg:d="m14500 12250-2000-500">
          <text:p/>
        </draw:connector>
        <draw:connector draw:style-name="gr6" draw:text-style-name="P1" draw:layer="layout" draw:type="line" svg:x1="14.5cm" svg:y1="10.5cm" svg:x2="12.5cm" svg:y2="11.75cm" draw:start-shape="id5" draw:start-glue-point="5" draw:end-shape="id3" draw:end-glue-point="7" svg:d="m14500 10500-2000 1250">
          <text:p/>
        </draw:connector>
        <draw:custom-shape draw:style-name="gr2" draw:text-style-name="P1" draw:id="id6" draw:layer="layout" svg:width="5.5cm" svg:height="1cm" svg:x="7.75cm" svg:y="13.5cm">
          <text:p text:style-name="P1">Process colonit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0.5cm" svg:y1="12.5cm" svg:x2="10.5cm" svg:y2="13.5cm" draw:start-shape="id3" draw:start-glue-point="6" draw:end-shape="id6" draw:end-glue-point="4" svg:d="m10500 12500v1000">
          <text:p/>
        </draw:connector>
        <draw:custom-shape draw:style-name="gr2" draw:text-style-name="P1" draw:id="id7" draw:layer="layout" svg:width="5.5cm" svg:height="1cm" svg:x="7.75cm" svg:y="15.5cm">
          <text:p text:style-name="P1">Process star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0.5cm" svg:y1="14.5cm" svg:x2="10.5cm" svg:y2="15.5cm" draw:start-shape="id6" draw:start-glue-point="6" draw:end-shape="id7" draw:end-glue-point="4" svg:d="m10500 14500v1000">
          <text:p/>
        </draw:connector>
        <draw:custom-shape draw:style-name="gr2" draw:text-style-name="P1" draw:id="id8" draw:layer="layout" svg:width="5.5cm" svg:height="1cm" svg:x="7.75cm" svg:y="17.4cm">
          <text:p text:style-name="P1">Process player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0.5cm" svg:y1="16.5cm" svg:x2="10.5cm" svg:y2="17.4cm" draw:start-shape="id7" draw:start-glue-point="6" draw:end-shape="id8" draw:end-glue-point="4" svg:d="m10500 16500v900">
          <text:p/>
        </draw:connector>
        <draw:custom-shape draw:style-name="gr2" draw:text-style-name="P1" draw:id="id10" draw:layer="layout" svg:width="5.5cm" svg:height="1cm" svg:x="1cm" svg:y="16.9cm">
          <text:p text:style-name="P1">Perform research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9" draw:layer="layout" svg:width="5.5cm" svg:height="1.7cm" svg:x="7.75cm" svg:y="19.4cm">
          <text:p text:style-name="P1">Recalculate colony </text:p>
          <text:p text:style-name="P1">effect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0.5cm" svg:y1="18.4cm" svg:x2="10.5cm" svg:y2="19.4cm" draw:start-shape="id8" draw:start-glue-point="6" draw:end-shape="id9" draw:end-glue-point="4" svg:d="m10500 18400v1000">
          <text:p/>
        </draw:connector>
        <draw:custom-shape draw:style-name="gr2" draw:text-style-name="P1" draw:id="id11" draw:layer="layout" svg:width="5.5cm" svg:height="1cm" svg:x="1cm" svg:y="18.5cm">
          <text:p text:style-name="P1">Move fle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12" draw:layer="layout" svg:width="5.5cm" svg:height="1.5cm" svg:x="1cm" svg:y="20.1cm">
          <text:p text:style-name="P1">New researchable</text:p>
          <text:p text:style-name="P1"><text:s/>item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13" draw:layer="layout" svg:width="5.5cm" svg:height="1.5cm" svg:x="1cm" svg:y="22.2cm">
          <text:p text:style-name="P1">New predefined</text:p>
          <text:p text:style-name="P1">ship design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3.75cm" svg:y1="17.9cm" svg:x2="3.75cm" svg:y2="18.5cm" draw:start-shape="id10" draw:start-glue-point="6" draw:end-shape="id11" draw:end-glue-point="4" svg:d="m3750 17900v600">
          <text:p/>
        </draw:connector>
        <draw:connector draw:style-name="gr3" draw:text-style-name="P1" draw:layer="layout" svg:x1="3.75cm" svg:y1="19.5cm" svg:x2="3.75cm" svg:y2="20.1cm" draw:start-shape="id11" draw:start-glue-point="6" draw:end-shape="id12" draw:end-glue-point="4" svg:d="m3750 19500v600">
          <text:p/>
        </draw:connector>
        <draw:connector draw:style-name="gr3" draw:text-style-name="P1" draw:layer="layout" svg:x1="3.75cm" svg:y1="21.6cm" svg:x2="3.75cm" svg:y2="22.2cm" draw:start-shape="id12" draw:start-glue-point="6" draw:end-shape="id13" draw:end-glue-point="4" svg:d="m3750 21600v600">
          <text:p/>
        </draw:connector>
        <draw:connector draw:style-name="gr6" draw:text-style-name="P1" draw:layer="layout" draw:type="line" svg:x1="6.5cm" svg:y1="17.4cm" svg:x2="7.75cm" svg:y2="17.9cm" draw:start-shape="id10" draw:start-glue-point="7" draw:end-shape="id8" draw:end-glue-point="5" svg:d="m6500 17400 1250 500">
          <text:p/>
        </draw:connector>
        <draw:connector draw:style-name="gr6" draw:text-style-name="P1" draw:layer="layout" draw:type="line" svg:x1="7.75cm" svg:y1="17.9cm" svg:x2="6.5cm" svg:y2="22.95cm" draw:start-shape="id8" draw:start-glue-point="5" draw:end-shape="id13" draw:end-glue-point="7" svg:d="m7750 17900-1250 5050">
          <text:p/>
        </draw:connector>
        <draw:custom-shape draw:style-name="gr2" draw:text-style-name="P1" draw:id="id14" draw:layer="layout" svg:width="6cm" svg:height="1.5cm" svg:x="1cm" svg:y="10.2cm">
          <text:p text:style-name="P1">Build (consumine </text:p>
          <text:p text:style-name="P1">construction queue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16" draw:layer="layout" svg:width="6cm" svg:height="1cm" svg:x="1cm" svg:y="12.3cm">
          <text:p text:style-name="P1">Apply building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7cm" svg:y1="10.95cm" svg:x2="7.75cm" svg:y2="14cm" draw:start-shape="id14" draw:start-glue-point="7" draw:end-shape="id6" draw:end-glue-point="5" svg:d="m7000 10950 750 3050">
          <text:p/>
        </draw:connector>
        <draw:custom-shape draw:style-name="gr2" draw:text-style-name="P1" draw:id="id15" draw:layer="layout" svg:width="6cm" svg:height="1.5cm" svg:x="1cm" svg:y="13.9cm">
          <text:p text:style-name="P1">Check construction</text:p>
          <text:p text:style-name="P1">queu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7cm" svg:y1="14.65cm" svg:x2="7.75cm" svg:y2="14cm" draw:start-shape="id15" draw:start-glue-point="7" draw:end-shape="id6" draw:end-glue-point="5" svg:d="m7000 14650 750-650">
          <text:p/>
        </draw:connector>
        <draw:connector draw:style-name="gr3" draw:text-style-name="P1" draw:layer="layout" svg:x1="4cm" svg:y1="11.7cm" svg:x2="4cm" svg:y2="12.3cm" draw:start-shape="id14" draw:start-glue-point="6" draw:end-shape="id16" draw:end-glue-point="4" svg:d="m4000 11700v600">
          <text:p/>
        </draw:connector>
        <draw:connector draw:style-name="gr3" draw:text-style-name="P1" draw:layer="layout" svg:x1="4cm" svg:y1="13.3cm" svg:x2="4cm" svg:y2="13.9cm" draw:start-shape="id16" draw:start-glue-point="6" draw:end-shape="id15" draw:end-glue-point="4" svg:d="m4000 13300v600">
          <text:p/>
        </draw:connector>
        <draw:custom-shape draw:style-name="gr2" draw:text-style-name="P1" draw:id="id17" draw:layer="layout" svg:width="5.5cm" svg:height="1.2cm" svg:x="14.5cm" svg:y="14.2cm">
          <text:p text:style-name="P1">Calculate effec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18" draw:layer="layout" svg:width="5.5cm" svg:height="1.2cm" svg:x="14.5cm" svg:y="16cm">
          <text:p text:style-name="P1">Buil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19" draw:layer="layout" svg:width="5.5cm" svg:height="1.2cm" svg:x="14.5cm" svg:y="17.8cm">
          <text:p text:style-name="P1">Do migra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7.25cm" svg:y1="15.4cm" svg:x2="17.25cm" svg:y2="16cm" draw:start-shape="id17" draw:start-glue-point="6" draw:end-shape="id18" draw:end-glue-point="4" svg:d="m17250 15400v600">
          <text:p/>
        </draw:connector>
        <draw:connector draw:style-name="gr3" draw:text-style-name="P1" draw:layer="layout" svg:x1="17.25cm" svg:y1="17.2cm" svg:x2="17.25cm" svg:y2="17.8cm" draw:start-shape="id18" draw:start-glue-point="6" draw:end-shape="id19" draw:end-glue-point="4" svg:d="m17250 17200v600">
          <text:p/>
        </draw:connector>
        <draw:connector draw:style-name="gr6" draw:text-style-name="P1" draw:layer="layout" draw:type="line" svg:x1="13.25cm" svg:y1="16cm" svg:x2="14.5cm" svg:y2="14.8cm" draw:start-shape="id7" draw:start-glue-point="7" draw:end-shape="id17" draw:end-glue-point="5" svg:d="m13250 16000 1250-1200">
          <text:p/>
        </draw:connector>
        <draw:connector draw:style-name="gr6" draw:text-style-name="P1" draw:layer="layout" draw:type="line" svg:x1="13.25cm" svg:y1="16cm" svg:x2="14.5cm" svg:y2="18.4cm" draw:start-shape="id7" draw:start-glue-point="7" draw:end-shape="id19" draw:end-glue-point="5" svg:d="m13250 16000 1250 2400">
          <text:p/>
        </draw:connector>
      </draw:page>
      <draw:page draw:name="page2" draw:style-name="dp1" draw:master-page-name="Default">
        <draw:custom-shape draw:style-name="gr2" draw:text-style-name="P1" draw:id="id22" draw:layer="layout" svg:width="5.5cm" svg:height="1.6cm" svg:x="14.5cm" svg:y="3.4cm">
          <text:p text:style-name="P1">Calculate research</text:p>
          <text:p text:style-name="P1">points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layer="layout" svg:width="8cm" svg:height="0.963cm" svg:x="6.5cm" svg:y="1.037cm">
          <draw:text-box>
            <text:p text:style-name="P1">Proposed turn processing</text:p>
          </draw:text-box>
        </draw:frame>
        <draw:custom-shape draw:style-name="gr2" draw:text-style-name="P1" draw:id="id21" draw:layer="layout" svg:width="5.5cm" svg:height="1cm" svg:x="7.75cm" svg:y="5.9cm">
          <text:p text:style-name="P1">Preprocess star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20" draw:layer="layout" svg:width="5.5cm" svg:height="1cm" svg:x="7.75cm" svg:y="3.7cm">
          <text:p text:style-name="P1">Preprocess players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1" draw:layer="layout" svg:x1="10.5cm" svg:y1="2.7cm" svg:x2="10.5cm" svg:y2="3.7cm">
          <text:p/>
        </draw:line>
        <draw:connector draw:style-name="gr3" draw:text-style-name="P1" draw:layer="layout" draw:type="line" svg:x1="10.5cm" svg:y1="4.7cm" svg:x2="10.5cm" svg:y2="5.9cm" draw:start-shape="id20" draw:end-shape="id21" draw:end-glue-point="4" svg:d="m10500 4700v1200">
          <text:p/>
        </draw:connector>
        <draw:connector draw:style-name="gr6" draw:text-style-name="P1" draw:layer="layout" draw:type="line" svg:x1="13.25cm" svg:y1="4.2cm" svg:x2="14.5cm" svg:y2="4.2cm" draw:start-shape="id20" draw:start-glue-point="7" draw:end-shape="id22" draw:end-glue-point="5" svg:d="m13250 4200h1250">
          <text:p/>
        </draw:connector>
        <draw:custom-shape draw:style-name="gr2" draw:text-style-name="P1" draw:id="id23" draw:layer="layout" svg:width="5.5cm" svg:height="1.6cm" svg:x="14.5cm" svg:y="5.6cm">
          <text:p text:style-name="P1">Calculate system</text:p>
          <text:p text:style-name="P1">effect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3.25cm" svg:y1="6.4cm" svg:x2="14.5cm" svg:y2="6.4cm" draw:start-shape="id21" draw:start-glue-point="7" draw:end-shape="id23" draw:end-glue-point="5" svg:d="m13250 6400h1250">
          <text:p/>
        </draw:connector>
        <draw:custom-shape draw:style-name="gr2" draw:text-style-name="P1" draw:id="id25" draw:layer="layout" svg:width="5.5cm" svg:height="1cm" svg:x="7.75cm" svg:y="9.2cm">
          <text:p text:style-name="P1">Colonies, 1<text:span text:style-name="T1">st</text:span> pas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24" draw:layer="layout" svg:width="6cm" svg:height="1.6cm" svg:x="14cm" svg:y="7.8cm">
          <text:p text:style-name="P1">Build (consume </text:p>
          <text:p text:style-name="P1">construction queue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27" draw:layer="layout" svg:width="6cm" svg:height="1.6cm" svg:x="14cm" svg:y="10.2cm">
          <text:p text:style-name="P1">Apply instant</text:p>
          <text:p text:style-name="P1">effect building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4cm" svg:y1="8.6cm" svg:x2="13.25cm" svg:y2="9.7cm" draw:start-shape="id24" draw:end-shape="id25" draw:end-glue-point="7" svg:d="m14000 8600-750 1100">
          <text:p/>
        </draw:connector>
        <draw:custom-shape draw:style-name="gr2" draw:text-style-name="P1" draw:id="id39" draw:layer="layout" svg:width="6cm" svg:height="1.5cm" svg:x="14cm" svg:y="26.1cm">
          <text:p text:style-name="P1">Check construction</text:p>
          <text:p text:style-name="P1">queu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3.25cm" svg:y1="9.7cm" svg:x2="14cm" svg:y2="15cm" draw:start-shape="id25" draw:start-glue-point="7" draw:end-shape="id26" draw:end-glue-point="5" svg:d="m13250 9700 750 5300">
          <text:p/>
        </draw:connector>
        <draw:connector draw:style-name="gr3" draw:text-style-name="P1" draw:layer="layout" draw:type="line" svg:x1="17cm" svg:y1="9.4cm" svg:x2="17cm" svg:y2="10.2cm" draw:start-shape="id24" draw:start-glue-point="6" draw:end-shape="id27" draw:end-glue-point="4" svg:d="m17000 9400v800">
          <text:p/>
        </draw:connector>
        <draw:connector draw:style-name="gr3" draw:text-style-name="P1" draw:layer="layout" draw:type="line" svg:x1="10.5cm" svg:y1="6.9cm" svg:x2="10.5cm" svg:y2="9.2cm" draw:start-shape="id21" draw:start-glue-point="6" draw:end-shape="id25" draw:end-glue-point="4" svg:d="m10500 6900v2300">
          <text:p/>
        </draw:connector>
        <draw:custom-shape draw:style-name="gr2" draw:text-style-name="P1" draw:id="id28" draw:layer="layout" svg:width="6cm" svg:height="1cm" svg:x="14cm" svg:y="12.6cm">
          <text:p text:style-name="P1">Apply terraforming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7cm" svg:y1="11.8cm" svg:x2="17cm" svg:y2="12.6cm" draw:start-shape="id27" draw:start-glue-point="6" draw:end-shape="id28" draw:end-glue-point="4" svg:d="m17000 11800v800">
          <text:p/>
        </draw:connector>
        <draw:custom-shape draw:style-name="gr2" draw:text-style-name="P1" draw:id="id26" draw:layer="layout" svg:width="6cm" svg:height="1cm" svg:x="14cm" svg:y="14.5cm">
          <text:p text:style-name="P1">Grow popula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7cm" svg:y1="13.6cm" svg:x2="17cm" svg:y2="14.5cm" draw:start-shape="id28" draw:start-glue-point="6" draw:end-shape="id26" draw:end-glue-point="4" svg:d="m17000 13600v900">
          <text:p/>
        </draw:connector>
        <draw:custom-shape draw:style-name="gr2" draw:text-style-name="P1" draw:id="id29" draw:layer="layout" svg:width="5.5cm" svg:height="1cm" svg:x="7.75cm" svg:y="12.5cm">
          <text:p text:style-name="P1">Process star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0.5cm" svg:y1="10.2cm" svg:x2="10.5cm" svg:y2="12.5cm" draw:start-shape="id25" draw:start-glue-point="6" draw:end-shape="id29" draw:end-glue-point="4" svg:d="m10500 10200v2300">
          <text:p/>
        </draw:connector>
        <draw:custom-shape draw:style-name="gr2" draw:text-style-name="P1" draw:id="id30" draw:layer="layout" svg:width="6cm" svg:height="1.6cm" svg:x="1cm" svg:y="10.4cm">
          <text:p text:style-name="P1">Calculate effects</text:p>
          <text:p text:style-name="P1">from coloni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31" draw:layer="layout" svg:width="6cm" svg:height="1cm" svg:x="1cm" svg:y="12.8cm">
          <text:p text:style-name="P1">Buil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32" draw:layer="layout" svg:width="6cm" svg:height="1cm" svg:x="1cm" svg:y="14.6cm">
          <text:p text:style-name="P1">Perform migration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4cm" svg:y1="12cm" svg:x2="4cm" svg:y2="12.8cm" draw:start-shape="id30" draw:start-glue-point="6" draw:end-shape="id31" draw:end-glue-point="4" svg:d="m4000 12000v800">
          <text:p/>
        </draw:connector>
        <draw:connector draw:style-name="gr3" draw:text-style-name="P1" draw:layer="layout" draw:type="line" svg:x1="4cm" svg:y1="13.8cm" svg:x2="4cm" svg:y2="14.6cm" draw:start-shape="id31" draw:end-shape="id32" draw:end-glue-point="4" svg:d="m4000 13800v800">
          <text:p/>
        </draw:connector>
        <draw:connector draw:style-name="gr6" draw:text-style-name="P1" draw:layer="layout" draw:type="line" svg:x1="7cm" svg:y1="11.2cm" svg:x2="7.75cm" svg:y2="13cm" draw:start-shape="id30" draw:start-glue-point="7" draw:end-shape="id29" svg:d="m7000 11200 750 1800">
          <text:p/>
        </draw:connector>
        <draw:connector draw:style-name="gr6" draw:text-style-name="P1" draw:layer="layout" draw:type="line" svg:x1="7.75cm" svg:y1="13cm" svg:x2="7cm" svg:y2="15.1cm" draw:start-shape="id29" draw:start-glue-point="5" draw:end-shape="id32" draw:end-glue-point="7" svg:d="m7750 13000-750 2100">
          <text:p/>
        </draw:connector>
        <draw:custom-shape draw:style-name="gr2" draw:text-style-name="P1" draw:id="id33" draw:layer="layout" svg:width="5.5cm" svg:height="1cm" svg:x="7.75cm" svg:y="14.5cm">
          <text:p text:style-name="P1">Colonise plane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34" draw:layer="layout" svg:width="5.5cm" svg:height="1cm" svg:x="7.75cm" svg:y="16.5cm">
          <text:p text:style-name="P1">Process ship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42" draw:layer="layout" svg:width="5.5cm" svg:height="1cm" svg:x="14.5cm" svg:y="20cm">
          <text:p text:style-name="P1">Ground comba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0.5cm" svg:y1="13.5cm" svg:x2="10.5cm" svg:y2="14.5cm" draw:start-shape="id29" draw:start-glue-point="6" draw:end-shape="id33" draw:end-glue-point="4" svg:d="m10500 13500v1000">
          <text:p/>
        </draw:connector>
        <draw:connector draw:style-name="gr3" draw:text-style-name="P1" draw:layer="layout" draw:type="line" svg:x1="10.5cm" svg:y1="15.5cm" svg:x2="10.5cm" svg:y2="16.5cm" draw:start-shape="id33" draw:start-glue-point="6" draw:end-shape="id34" draw:end-glue-point="4" svg:d="m10500 15500v1000">
          <text:p/>
        </draw:connector>
        <draw:connector draw:style-name="gr3" draw:text-style-name="P1" draw:layer="layout" draw:type="line" svg:x1="10.5cm" svg:y1="17.5cm" svg:x2="10.5cm" svg:y2="18.5cm" draw:start-shape="id34" draw:start-glue-point="6" draw:end-shape="id35" draw:end-glue-point="4" svg:d="m10500 17500v1000">
          <text:p/>
        </draw:connector>
        <draw:custom-shape draw:style-name="gr2" draw:text-style-name="P1" draw:id="id40" draw:layer="layout" svg:width="5.5cm" svg:height="1cm" svg:x="7.75cm" svg:y="25.3cm">
          <text:p text:style-name="P1">Colonies, 2<text:span text:style-name="T1">nd</text:span> pas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35" draw:layer="layout" svg:width="5.5cm" svg:height="1cm" svg:x="7.75cm" svg:y="18.5cm">
          <text:p text:style-name="P1">Research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36" draw:layer="layout" svg:width="5.5cm" svg:height="1.5cm" svg:x="7.75cm" svg:y="20.5cm">
          <text:p text:style-name="P1">Update ship</text:p>
          <text:p text:style-name="P1">design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37" draw:layer="layout" svg:width="5.5cm" svg:height="1.5cm" svg:x="7.75cm" svg:y="23cm">
          <text:p text:style-name="P1">Upgrade and</text:p>
          <text:p text:style-name="P1">repair ship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0.5cm" svg:y1="19.5cm" svg:x2="10.5cm" svg:y2="20.5cm" draw:start-shape="id35" draw:start-glue-point="6" draw:end-shape="id36" draw:end-glue-point="4" svg:d="m10500 19500v1000">
          <text:p/>
        </draw:connector>
        <draw:connector draw:style-name="gr3" draw:text-style-name="P1" draw:layer="layout" draw:type="line" svg:x1="10.5cm" svg:y1="22cm" svg:x2="10.5cm" svg:y2="23cm" draw:start-shape="id36" draw:start-glue-point="6" draw:end-shape="id37" draw:end-glue-point="4" svg:d="m10500 22000v1000">
          <text:p/>
        </draw:connector>
        <draw:custom-shape draw:style-name="gr2" draw:text-style-name="P1" draw:id="id38" draw:layer="layout" svg:width="6cm" svg:height="1.6cm" svg:x="14cm" svg:y="23.8cm">
          <text:p text:style-name="P1">Apply normal</text:p>
          <text:p text:style-name="P1">effect building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7cm" svg:y1="25.4cm" svg:x2="17cm" svg:y2="26.1cm" draw:start-shape="id38" draw:start-glue-point="6" draw:end-shape="id39" svg:d="m17000 25400v700">
          <text:p/>
        </draw:connector>
        <draw:connector draw:style-name="gr3" draw:text-style-name="P1" draw:layer="layout" draw:type="line" svg:x1="10.5cm" svg:y1="24.5cm" svg:x2="10.5cm" svg:y2="25.3cm" draw:start-shape="id37" draw:start-glue-point="6" draw:end-shape="id40" draw:end-glue-point="4" svg:d="m10500 24500v800">
          <text:p/>
        </draw:connector>
        <draw:connector draw:style-name="gr6" draw:text-style-name="P1" draw:layer="layout" draw:type="line" svg:x1="14cm" svg:y1="24.6cm" svg:x2="13.25cm" svg:y2="25.8cm" draw:start-shape="id38" draw:start-glue-point="5" draw:end-shape="id40" draw:end-glue-point="7" svg:d="m14000 24600-750 1200">
          <text:p/>
        </draw:connector>
        <draw:connector draw:style-name="gr6" draw:text-style-name="P1" draw:layer="layout" draw:type="line" svg:x1="14cm" svg:y1="26.85cm" svg:x2="13.25cm" svg:y2="25.8cm" draw:start-shape="id39" draw:end-shape="id40" draw:end-glue-point="7" svg:d="m14000 26850-750-1050">
          <text:p/>
        </draw:connector>
        <draw:custom-shape draw:style-name="gr2" draw:text-style-name="P1" draw:id="id41" draw:layer="layout" svg:width="5.5cm" svg:height="1cm" svg:x="14.5cm" svg:y="18cm">
          <text:p text:style-name="P1">Space comba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7.25cm" svg:y1="19cm" svg:x2="17.25cm" svg:y2="20cm" draw:start-shape="id41" draw:start-glue-point="6" draw:end-shape="id42" svg:d="m17250 19000v1000">
          <text:p/>
        </draw:connector>
        <draw:connector draw:style-name="gr6" draw:text-style-name="P1" draw:layer="layout" draw:type="line" svg:x1="13.25cm" svg:y1="17cm" svg:x2="14.5cm" svg:y2="16.5cm" draw:start-shape="id34" draw:start-glue-point="7" draw:end-shape="id43" draw:end-glue-point="5" svg:d="m13250 17000 1250-500">
          <text:p/>
        </draw:connector>
        <draw:connector draw:style-name="gr6" draw:text-style-name="P1" draw:layer="layout" draw:type="line" svg:x1="13.25cm" svg:y1="17cm" svg:x2="14.5cm" svg:y2="20.5cm" draw:start-shape="id34" draw:start-glue-point="7" draw:end-shape="id42" svg:d="m13250 17000 1250 3500">
          <text:p/>
        </draw:connector>
        <draw:custom-shape draw:style-name="gr2" draw:text-style-name="P1" draw:id="id43" draw:layer="layout" svg:width="5.5cm" svg:height="1cm" svg:x="14.5cm" svg:y="16cm">
          <text:p text:style-name="P1">Move ship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7.25cm" svg:y1="17cm" svg:x2="17.25cm" svg:y2="18cm" draw:end-shape="id41" draw:end-glue-point="4" svg:d="m17250 17000v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r" fo:country="H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9-27T10:48:34.19</meta:creation-date>
    <meta:generator>OpenOffice.org/3.2$Win32 OpenOffice.org_project/320m18$Build-9502</meta:generator>
    <dc:date>2011-12-28T14:04:28.62</dc:date>
    <meta:editing-duration>PT13H07M11S</meta:editing-duration>
    <meta:editing-cycles>14</meta:editing-cycles>
    <meta:document-statistic meta:object-count="96"/>
  </office:meta>
</office:document-meta>
</file>